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3555in"/>
    </style:style>
    <style:style style:name="co4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1.711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1.43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D_REGION</text:p>
          </table:table-cell>
          <table:table-cell office:value-type="string">
            <text:p>CD_DISTRICT</text:p>
          </table:table-cell>
          <table:table-cell table:style-name="Default" office:value-type="string">
            <text:p>CD_BRANCH</text:p>
          </table:table-cell>
          <table:table-cell table:style-name="Default" office:value-type="string">
            <text:p>TRANS_DATE</text:p>
          </table:table-cell>
          <table:table-cell office:value-type="string">
            <text:p>BRANCH_NAME</text:p>
          </table:table-cell>
          <table:table-cell office:value-type="string">
            <text:p>MOBILE_NO</text:p>
          </table:table-cell>
          <table:table-cell office:value-type="string">
            <text:p>EMAIL</text:p>
          </table:table-cell>
          <table:table-cell office:value-type="string">
            <text:p>USER_LAST_UPDAT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date" office:date-value="2018-05-27">
            <text:p>05/27/18</text:p>
          </table:table-cell>
          <table:table-cell office:value-type="string">
            <text:p>Sidrap</text:p>
          </table:table-cell>
          <table:table-cell office:value-type="float" office:value="85213335925">
            <text:p>85213335925</text:p>
          </table:table-cell>
          <table:table-cell office:value-type="string">
            <text:p>wsr70@medion.co.id</text:p>
          </table:table-cell>
          <table:table-cell office:value-type="string">
            <text:p>IRWAN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style-name="ce2" office:value-type="string">
            <text:p>TR</text:p>
          </table:table-cell>
          <table:table-cell office:value-type="date" office:date-value="2017-12-27">
            <text:p>12/27/17</text:p>
          </table:table-cell>
          <table:table-cell office:value-type="string">
            <text:p>WSR Trial</text:p>
          </table:table-cell>
          <table:table-cell office:value-type="float" office:value="8123456789">
            <text:p>8123456789</text:p>
          </table:table-cell>
          <table:table-cell office:value-type="string">
            <text:p>robi.santoso@medion.co.id</text:p>
          </table:table-cell>
          <table:table-cell office:value-type="string">
            <text:p>ADITYA_ST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date" office:date-value="2018-05-18">
            <text:p>05/18/18</text:p>
          </table:table-cell>
          <table:table-cell office:value-type="string">
            <text:p>Medion Pusat</text:p>
          </table:table-cell>
          <table:table-cell table:number-columns-repeated="2"/>
          <table:table-cell office:value-type="string">
            <text:p>SINT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18-05-27">
            <text:p>05/27/18</text:p>
          </table:table-cell>
          <table:table-cell office:value-type="string">
            <text:p>Bandung DK</text:p>
          </table:table-cell>
          <table:table-cell office:value-type="float" office:value="85315737015">
            <text:p>85315737015</text:p>
          </table:table-cell>
          <table:table-cell office:value-type="string">
            <text:p>wsr03@medion.co.id</text:p>
          </table:table-cell>
          <table:table-cell office:value-type="string">
            <text:p>AFEI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date" office:date-value="2018-05-29">
            <text:p>05/29/18</text:p>
          </table:table-cell>
          <table:table-cell office:value-type="string">
            <text:p>S&amp;D</text:p>
          </table:table-cell>
          <table:table-cell table:number-columns-repeated="2"/>
          <table:table-cell office:value-type="string">
            <text:p>FAARADM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date" office:date-value="2018-05-24">
            <text:p>05/24/18</text:p>
          </table:table-cell>
          <table:table-cell office:value-type="string">
            <text:p>Bandung LK</text:p>
          </table:table-cell>
          <table:table-cell table:number-columns-repeated="2"/>
          <table:table-cell office:value-type="string">
            <text:p>FASCADM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date" office:date-value="2018-05-27">
            <text:p>05/27/18</text:p>
          </table:table-cell>
          <table:table-cell office:value-type="string">
            <text:p>Banjarmasin</text:p>
          </table:table-cell>
          <table:table-cell office:value-type="float" office:value="85386401909">
            <text:p>85386401909</text:p>
          </table:table-cell>
          <table:table-cell office:value-type="string">
            <text:p>wsr09@medion.co.id</text:p>
          </table:table-cell>
          <table:table-cell office:value-type="string">
            <text:p>AFE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date" office:date-value="2018-05-27">
            <text:p>05/27/18</text:p>
          </table:table-cell>
          <table:table-cell office:value-type="string">
            <text:p>Banyuwangi</text:p>
          </table:table-cell>
          <table:table-cell office:value-type="float" office:value="85334066510">
            <text:p>85334066510</text:p>
          </table:table-cell>
          <table:table-cell office:value-type="string">
            <text:p>wsr10@medion.co.id</text:p>
          </table:table-cell>
          <table:table-cell office:value-type="string">
            <text:p>AFE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date" office:date-value="2018-05-27">
            <text:p>05/27/18</text:p>
          </table:table-cell>
          <table:table-cell office:value-type="string">
            <text:p>Blitar</text:p>
          </table:table-cell>
          <table:table-cell office:value-type="float" office:value="82338064030">
            <text:p>82338064030</text:p>
          </table:table-cell>
          <table:table-cell office:value-type="string">
            <text:p>wsr12@medion.co.id</text:p>
          </table:table-cell>
          <table:table-cell office:value-type="string">
            <text:p>IRWAN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3">
            <text:p>13</text:p>
          </table:table-cell>
          <table:table-cell office:value-type="date" office:date-value="2018-05-27">
            <text:p>05/27/18</text:p>
          </table:table-cell>
          <table:table-cell office:value-type="string">
            <text:p>Batam</text:p>
          </table:table-cell>
          <table:table-cell office:value-type="float" office:value="85365156831">
            <text:p>85365156831</text:p>
          </table:table-cell>
          <table:table-cell office:value-type="string">
            <text:p>wsr13@medion.co.id</text:p>
          </table:table-cell>
          <table:table-cell office:value-type="string">
            <text:p>SUR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date" office:date-value="2018-05-27">
            <text:p>05/27/18</text:p>
          </table:table-cell>
          <table:table-cell office:value-type="string">
            <text:p>BRAHRANG</text:p>
          </table:table-cell>
          <table:table-cell office:value-type="float" office:value="85360457914">
            <text:p>85360457914</text:p>
          </table:table-cell>
          <table:table-cell office:value-type="string">
            <text:p>wsr14@medion.co.id</text:p>
          </table:table-cell>
          <table:table-cell office:value-type="string">
            <text:p>SURO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date" office:date-value="2018-05-27">
            <text:p>05/27/18</text:p>
          </table:table-cell>
          <table:table-cell office:value-type="string">
            <text:p>Bogor</text:p>
          </table:table-cell>
          <table:table-cell office:value-type="float" office:value="85319428810">
            <text:p>85319428810</text:p>
          </table:table-cell>
          <table:table-cell office:value-type="string">
            <text:p>wsr15@medion.co.id</text:p>
          </table:table-cell>
          <table:table-cell office:value-type="string">
            <text:p>KARMAN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date" office:date-value="2018-05-26">
            <text:p>05/26/18</text:p>
          </table:table-cell>
          <table:table-cell office:value-type="string">
            <text:p>Cirebon</text:p>
          </table:table-cell>
          <table:table-cell office:value-type="float" office:value="85322083773">
            <text:p>85322083773</text:p>
          </table:table-cell>
          <table:table-cell office:value-type="string">
            <text:p>wsr18@medion.co.id</text:p>
          </table:table-cell>
          <table:table-cell office:value-type="string">
            <text:p>AFE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date" office:date-value="2018-05-25">
            <text:p>05/25/18</text:p>
          </table:table-cell>
          <table:table-cell office:value-type="string">
            <text:p>Denpasar</text:p>
          </table:table-cell>
          <table:table-cell office:value-type="float" office:value="85239096521">
            <text:p>85239096521</text:p>
          </table:table-cell>
          <table:table-cell office:value-type="string">
            <text:p>wsr21@medion.co.id</text:p>
          </table:table-cell>
          <table:table-cell office:value-type="string">
            <text:p>JASO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date" office:date-value="2018-05-27">
            <text:p>05/27/18</text:p>
          </table:table-cell>
          <table:table-cell office:value-type="string">
            <text:p>Gorontalo</text:p>
          </table:table-cell>
          <table:table-cell office:value-type="float" office:value="81243742564">
            <text:p>81243742564</text:p>
          </table:table-cell>
          <table:table-cell office:value-type="string">
            <text:p>wsr22@medion.co.id</text:p>
          </table:table-cell>
          <table:table-cell office:value-type="string">
            <text:p>IRW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date" office:date-value="2018-05-25">
            <text:p>05/25/18</text:p>
          </table:table-cell>
          <table:table-cell office:value-type="string">
            <text:p>Jakarta Timur</text:p>
          </table:table-cell>
          <table:table-cell office:value-type="float" office:value="85319946717">
            <text:p>85319946717</text:p>
          </table:table-cell>
          <table:table-cell office:value-type="string">
            <text:p>wsr25@medion.co.id</text:p>
          </table:table-cell>
          <table:table-cell office:value-type="string">
            <text:p>KARMA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date" office:date-value="2018-05-22">
            <text:p>05/22/18</text:p>
          </table:table-cell>
          <table:table-cell office:value-type="string">
            <text:p>Jambi</text:p>
          </table:table-cell>
          <table:table-cell office:value-type="float" office:value="85383438852">
            <text:p>85383438852</text:p>
          </table:table-cell>
          <table:table-cell office:value-type="string">
            <text:p>wsr26@medion.co.id</text:p>
          </table:table-cell>
          <table:table-cell office:value-type="string">
            <text:p>SURO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date" office:date-value="2018-05-27">
            <text:p>05/27/18</text:p>
          </table:table-cell>
          <table:table-cell office:value-type="string">
            <text:p>Jember</text:p>
          </table:table-cell>
          <table:table-cell office:value-type="float" office:value="85230341256">
            <text:p>85230341256</text:p>
          </table:table-cell>
          <table:table-cell office:value-type="string">
            <text:p>wsr27@medion.co.id</text:p>
          </table:table-cell>
          <table:table-cell office:value-type="string">
            <text:p>AFE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date" office:date-value="2018-05-27">
            <text:p>05/27/18</text:p>
          </table:table-cell>
          <table:table-cell office:value-type="string">
            <text:p>Kisaran</text:p>
          </table:table-cell>
          <table:table-cell office:value-type="float" office:value="82361293028">
            <text:p>82361293028</text:p>
          </table:table-cell>
          <table:table-cell office:value-type="string">
            <text:p>wsr28@medion.co.id</text:p>
          </table:table-cell>
          <table:table-cell office:value-type="string">
            <text:p>SURO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date" office:date-value="2018-05-27">
            <text:p>05/27/18</text:p>
          </table:table-cell>
          <table:table-cell office:value-type="string">
            <text:p>Kediri</text:p>
          </table:table-cell>
          <table:table-cell office:value-type="float" office:value="85234776080">
            <text:p>85234776080</text:p>
          </table:table-cell>
          <table:table-cell office:value-type="string">
            <text:p>wsr30@medion.co.id</text:p>
          </table:table-cell>
          <table:table-cell office:value-type="string">
            <text:p>DED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date" office:date-value="2018-05-28">
            <text:p>05/28/18</text:p>
          </table:table-cell>
          <table:table-cell office:value-type="string">
            <text:p>Klaten</text:p>
          </table:table-cell>
          <table:table-cell office:value-type="float" office:value="85351421499">
            <text:p>85351421499</text:p>
          </table:table-cell>
          <table:table-cell office:value-type="string">
            <text:p>wsr31@medion.co.id</text:p>
          </table:table-cell>
          <table:table-cell office:value-type="string">
            <text:p>JASO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date" office:date-value="2018-05-26">
            <text:p>05/26/18</text:p>
          </table:table-cell>
          <table:table-cell office:value-type="string">
            <text:p>Bululawang</text:p>
          </table:table-cell>
          <table:table-cell table:number-columns-repeated="2"/>
          <table:table-cell office:value-type="string">
            <text:p>DED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date" office:date-value="2018-05-28">
            <text:p>05/28/18</text:p>
          </table:table-cell>
          <table:table-cell office:value-type="string">
            <text:p>Semarang</text:p>
          </table:table-cell>
          <table:table-cell office:value-type="float" office:value="85238802501">
            <text:p>85238802501</text:p>
          </table:table-cell>
          <table:table-cell office:value-type="string">
            <text:p>wsr33@medion.co.id</text:p>
          </table:table-cell>
          <table:table-cell office:value-type="string">
            <text:p>JAS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date" office:date-value="2018-05-28">
            <text:p>05/28/18</text:p>
          </table:table-cell>
          <table:table-cell office:value-type="string">
            <text:p>Madiun</text:p>
          </table:table-cell>
          <table:table-cell office:value-type="float" office:value="85257041690">
            <text:p>85257041690</text:p>
          </table:table-cell>
          <table:table-cell office:value-type="string">
            <text:p>wsr36@medion.co.id</text:p>
          </table:table-cell>
          <table:table-cell office:value-type="string">
            <text:p>JASO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date" office:date-value="2018-05-27">
            <text:p>05/27/18</text:p>
          </table:table-cell>
          <table:table-cell office:value-type="string">
            <text:p>Madura</text:p>
          </table:table-cell>
          <table:table-cell office:value-type="float" office:value="85233244323">
            <text:p>85233244323</text:p>
          </table:table-cell>
          <table:table-cell office:value-type="string">
            <text:p>wsr37@medion.co.id</text:p>
          </table:table-cell>
          <table:table-cell office:value-type="string">
            <text:p>DEDI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date" office:date-value="2018-05-27">
            <text:p>05/27/18</text:p>
          </table:table-cell>
          <table:table-cell office:value-type="string">
            <text:p>Malang</text:p>
          </table:table-cell>
          <table:table-cell office:value-type="float" office:value="85335151542">
            <text:p>85335151542</text:p>
          </table:table-cell>
          <table:table-cell office:value-type="string">
            <text:p>wsr42@medion.co.id</text:p>
          </table:table-cell>
          <table:table-cell office:value-type="string">
            <text:p>DEDI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date" office:date-value="2018-05-24">
            <text:p>05/24/18</text:p>
          </table:table-cell>
          <table:table-cell office:value-type="string">
            <text:p>Manado</text:p>
          </table:table-cell>
          <table:table-cell office:value-type="float" office:value="85394965745">
            <text:p>85394965745</text:p>
          </table:table-cell>
          <table:table-cell office:value-type="string">
            <text:p>wsr45@medion.co.id</text:p>
          </table:table-cell>
          <table:table-cell office:value-type="string">
            <text:p>IRW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date" office:date-value="2018-05-27">
            <text:p>05/27/18</text:p>
          </table:table-cell>
          <table:table-cell office:value-type="string">
            <text:p>Medan</text:p>
          </table:table-cell>
          <table:table-cell office:value-type="float" office:value="85275969224">
            <text:p>85275969224</text:p>
          </table:table-cell>
          <table:table-cell office:value-type="string">
            <text:p>wsr48@medion.co.id</text:p>
          </table:table-cell>
          <table:table-cell office:value-type="string">
            <text:p>SUR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date" office:date-value="2018-05-26">
            <text:p>05/26/18</text:p>
          </table:table-cell>
          <table:table-cell office:value-type="string">
            <text:p>Payakumbuh</text:p>
          </table:table-cell>
          <table:table-cell office:value-type="float" office:value="82170216759">
            <text:p>82170216759</text:p>
          </table:table-cell>
          <table:table-cell office:value-type="string">
            <text:p>wsr51@medion.co.id</text:p>
          </table:table-cell>
          <table:table-cell office:value-type="string">
            <text:p>SUR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date" office:date-value="2018-05-27">
            <text:p>05/27/18</text:p>
          </table:table-cell>
          <table:table-cell office:value-type="string">
            <text:p>Pekanbaru</text:p>
          </table:table-cell>
          <table:table-cell office:value-type="float" office:value="85271857586">
            <text:p>85271857586</text:p>
          </table:table-cell>
          <table:table-cell office:value-type="string">
            <text:p>wsr54@medion.co.id</text:p>
          </table:table-cell>
          <table:table-cell office:value-type="string">
            <text:p>SURO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date" office:date-value="2018-05-27">
            <text:p>05/27/18</text:p>
          </table:table-cell>
          <table:table-cell office:value-type="string">
            <text:p>Palu</text:p>
          </table:table-cell>
          <table:table-cell office:value-type="float" office:value="85341120560">
            <text:p>85341120560</text:p>
          </table:table-cell>
          <table:table-cell office:value-type="string">
            <text:p>wsr56@medion.co.id</text:p>
          </table:table-cell>
          <table:table-cell office:value-type="string">
            <text:p>IRW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date" office:date-value="2018-05-27">
            <text:p>05/27/18</text:p>
          </table:table-cell>
          <table:table-cell office:value-type="string">
            <text:p>Palembang</text:p>
          </table:table-cell>
          <table:table-cell office:value-type="float" office:value="85381893357">
            <text:p>85381893357</text:p>
          </table:table-cell>
          <table:table-cell office:value-type="string">
            <text:p>wsr57@medion.co.id</text:p>
          </table:table-cell>
          <table:table-cell office:value-type="string">
            <text:p>SUR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date" office:date-value="2018-05-26">
            <text:p>05/26/18</text:p>
          </table:table-cell>
          <table:table-cell office:value-type="string">
            <text:p>Pontianak</text:p>
          </table:table-cell>
          <table:table-cell office:value-type="float" office:value="85387748011">
            <text:p>85387748011</text:p>
          </table:table-cell>
          <table:table-cell office:value-type="string">
            <text:p>wsr60@medion.co.id</text:p>
          </table:table-cell>
          <table:table-cell office:value-type="string">
            <text:p>KARMAN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date" office:date-value="2018-05-27">
            <text:p>05/27/18</text:p>
          </table:table-cell>
          <table:table-cell office:value-type="string">
            <text:p>Purwokerto</text:p>
          </table:table-cell>
          <table:table-cell office:value-type="float" office:value="85329630053">
            <text:p>85329630053</text:p>
          </table:table-cell>
          <table:table-cell office:value-type="string">
            <text:p>wsr63@medion.co.id</text:p>
          </table:table-cell>
          <table:table-cell office:value-type="string">
            <text:p>KARMAN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date" office:date-value="2018-05-27">
            <text:p>05/27/18</text:p>
          </table:table-cell>
          <table:table-cell office:value-type="string">
            <text:p>Samarinda</text:p>
          </table:table-cell>
          <table:table-cell office:value-type="float" office:value="85391540566">
            <text:p>85391540566</text:p>
          </table:table-cell>
          <table:table-cell office:value-type="string">
            <text:p>wsr66@medion.co.id</text:p>
          </table:table-cell>
          <table:table-cell office:value-type="string">
            <text:p>AFE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date" office:date-value="2018-05-25">
            <text:p>05/25/18</text:p>
          </table:table-cell>
          <table:table-cell office:value-type="string">
            <text:p>Serang</text:p>
          </table:table-cell>
          <table:table-cell office:value-type="float" office:value="85351421477">
            <text:p>85351421477</text:p>
          </table:table-cell>
          <table:table-cell office:value-type="string">
            <text:p>wsr68@medion.co.id</text:p>
          </table:table-cell>
          <table:table-cell office:value-type="string">
            <text:p>KARMAN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date" office:date-value="2018-05-28">
            <text:p>05/28/18</text:p>
          </table:table-cell>
          <table:table-cell office:value-type="string">
            <text:p>Sukabumi</text:p>
          </table:table-cell>
          <table:table-cell office:value-type="float" office:value="85283193119">
            <text:p>85283193119</text:p>
          </table:table-cell>
          <table:table-cell office:value-type="string">
            <text:p>wsr69@medion.co.id</text:p>
          </table:table-cell>
          <table:table-cell office:value-type="string">
            <text:p>KARMA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date" office:date-value="2018-05-27">
            <text:p>05/27/18</text:p>
          </table:table-cell>
          <table:table-cell office:value-type="string">
            <text:p>Surabaya</text:p>
          </table:table-cell>
          <table:table-cell office:value-type="float" office:value="85231040408">
            <text:p>85231040408</text:p>
          </table:table-cell>
          <table:table-cell office:value-type="string">
            <text:p>wsr72@medion.co.id</text:p>
          </table:table-cell>
          <table:table-cell office:value-type="string">
            <text:p>DED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date" office:date-value="2018-05-25">
            <text:p>05/25/18</text:p>
          </table:table-cell>
          <table:table-cell office:value-type="string">
            <text:p>Solo</text:p>
          </table:table-cell>
          <table:table-cell office:value-type="float" office:value="85329255576">
            <text:p>85329255576</text:p>
          </table:table-cell>
          <table:table-cell office:value-type="string">
            <text:p>wsr75@medion.co.id</text:p>
          </table:table-cell>
          <table:table-cell office:value-type="string">
            <text:p>JAS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date" office:date-value="2018-05-27">
            <text:p>05/27/18</text:p>
          </table:table-cell>
          <table:table-cell office:value-type="string">
            <text:p>Tanjungkarang</text:p>
          </table:table-cell>
          <table:table-cell office:value-type="float" office:value="82306589078">
            <text:p>82306589078</text:p>
          </table:table-cell>
          <table:table-cell office:value-type="string">
            <text:p>wsr78@medion.co.id</text:p>
          </table:table-cell>
          <table:table-cell office:value-type="string">
            <text:p>DEDI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date" office:date-value="2018-05-27">
            <text:p>05/27/18</text:p>
          </table:table-cell>
          <table:table-cell office:value-type="string">
            <text:p>Tasikmalaya</text:p>
          </table:table-cell>
          <table:table-cell office:value-type="float" office:value="85353011191">
            <text:p>85353011191</text:p>
          </table:table-cell>
          <table:table-cell office:value-type="string">
            <text:p>wsr81@medion.co.id</text:p>
          </table:table-cell>
          <table:table-cell office:value-type="string">
            <text:p>KARMAN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date" office:date-value="2018-05-28">
            <text:p>05/28/18</text:p>
          </table:table-cell>
          <table:table-cell office:value-type="string">
            <text:p>Tegal</text:p>
          </table:table-cell>
          <table:table-cell office:value-type="float" office:value="85328728778">
            <text:p>85328728778</text:p>
          </table:table-cell>
          <table:table-cell office:value-type="string">
            <text:p>wsr84@medion.co.id</text:p>
          </table:table-cell>
          <table:table-cell office:value-type="string">
            <text:p>KARMAN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date" office:date-value="2018-05-27">
            <text:p>05/27/18</text:p>
          </table:table-cell>
          <table:table-cell office:value-type="string">
            <text:p>Tuban</text:p>
          </table:table-cell>
          <table:table-cell office:value-type="float" office:value="82318689002">
            <text:p>82318689002</text:p>
          </table:table-cell>
          <table:table-cell office:value-type="string">
            <text:p>wsr86@medion.co.id</text:p>
          </table:table-cell>
          <table:table-cell office:value-type="string">
            <text:p>DED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date" office:date-value="2018-05-25">
            <text:p>05/25/18</text:p>
          </table:table-cell>
          <table:table-cell office:value-type="string">
            <text:p>Yogyakarta</text:p>
          </table:table-cell>
          <table:table-cell office:value-type="float" office:value="85326563883">
            <text:p>85326563883</text:p>
          </table:table-cell>
          <table:table-cell office:value-type="string">
            <text:p>wsr90@medion.co.id</text:p>
          </table:table-cell>
          <table:table-cell office:value-type="string">
            <text:p>JAS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date" office:date-value="2018-05-26">
            <text:p>05/26/18</text:p>
          </table:table-cell>
          <table:table-cell office:value-type="string">
            <text:p>Metro</text:p>
          </table:table-cell>
          <table:table-cell office:value-type="float" office:value="85314747766">
            <text:p>85314747766</text:p>
          </table:table-cell>
          <table:table-cell office:value-type="string">
            <text:p>wsr46@medion.co.id</text:p>
          </table:table-cell>
          <table:table-cell office:value-type="string">
            <text:p>DEDI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date" office:date-value="2018-05-27">
            <text:p>05/27/18</text:p>
          </table:table-cell>
          <table:table-cell office:value-type="string">
            <text:p>Rancaekek</text:p>
          </table:table-cell>
          <table:table-cell office:value-type="float" office:value="82318526832">
            <text:p>82318526832</text:p>
          </table:table-cell>
          <table:table-cell office:value-type="string">
            <text:p>wsr64@medion.co.id</text:p>
          </table:table-cell>
          <table:table-cell office:value-type="string">
            <text:p>KARMAN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date" office:date-value="2018-05-26">
            <text:p>05/26/18</text:p>
          </table:table-cell>
          <table:table-cell office:value-type="string">
            <text:p>Subang</text:p>
          </table:table-cell>
          <table:table-cell office:value-type="float" office:value="82321057176">
            <text:p>82321057176</text:p>
          </table:table-cell>
          <table:table-cell office:value-type="string">
            <text:p>wsr71@medion.co.id</text:p>
          </table:table-cell>
          <table:table-cell office:value-type="string">
            <text:p>AFE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date" office:date-value="2018-05-27">
            <text:p>05/27/18</text:p>
          </table:table-cell>
          <table:table-cell office:value-type="string">
            <text:p>Pantai Labu</text:p>
          </table:table-cell>
          <table:table-cell table:number-columns-repeated="2" office:value-type="string">
            <text:p><text:s/></text:p>
          </table:table-cell>
          <table:table-cell office:value-type="string">
            <text:p>SURO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date" office:date-value="2018-05-27">
            <text:p>05/27/18</text:p>
          </table:table-cell>
          <table:table-cell office:value-type="string">
            <text:p>Kotamobagu</text:p>
          </table:table-cell>
          <table:table-cell table:number-columns-repeated="2" office:value-type="string">
            <text:p><text:s/></text:p>
          </table:table-cell>
          <table:table-cell office:value-type="string">
            <text:p>IRWA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date" office:date-value="2018-05-27">
            <text:p>05/27/18</text:p>
          </table:table-cell>
          <table:table-cell office:value-type="string">
            <text:p>Probolinggo</text:p>
          </table:table-cell>
          <table:table-cell table:number-columns-repeated="2"/>
          <table:table-cell office:value-type="string">
            <text:p>AFE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date" office:date-value="2018-05-22">
            <text:p>05/22/18</text:p>
          </table:table-cell>
          <table:table-cell office:value-type="string">
            <text:p>Sukorejo</text:p>
          </table:table-cell>
          <table:table-cell table:number-columns-repeated="2"/>
          <table:table-cell office:value-type="string">
            <text:p>JAS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date" office:date-value="2018-05-27">
            <text:p>05/27/18</text:p>
          </table:table-cell>
          <table:table-cell office:value-type="string">
            <text:p>Jakarta Barat</text:p>
          </table:table-cell>
          <table:table-cell office:value-type="float" office:value="85310423724">
            <text:p>85310423724</text:p>
          </table:table-cell>
          <table:table-cell office:value-type="string">
            <text:p>wsr24@medion.co.id</text:p>
          </table:table-cell>
          <table:table-cell office:value-type="string">
            <text:p>DED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date" office:date-value="2018-05-28">
            <text:p>05/28/18</text:p>
          </table:table-cell>
          <table:table-cell office:value-type="string">
            <text:p>Kudus</text:p>
          </table:table-cell>
          <table:table-cell office:value-type="float" office:value="82328090807">
            <text:p>82328090807</text:p>
          </table:table-cell>
          <table:table-cell office:value-type="string">
            <text:p>wsr29@medion.co.id</text:p>
          </table:table-cell>
          <table:table-cell office:value-type="string">
            <text:p>JAS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date" office:date-value="2018-05-23">
            <text:p>05/23/18</text:p>
          </table:table-cell>
          <table:table-cell office:value-type="string">
            <text:p>Lombok</text:p>
          </table:table-cell>
          <table:table-cell office:value-type="float" office:value="85339945935">
            <text:p>85339945935</text:p>
          </table:table-cell>
          <table:table-cell office:value-type="string">
            <text:p>wsr35@medion.co.id</text:p>
          </table:table-cell>
          <table:table-cell office:value-type="string">
            <text:p>JAS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date" office:date-value="2018-05-24">
            <text:p>05/24/18</text:p>
          </table:table-cell>
          <table:table-cell office:value-type="string">
            <text:p>Magelang</text:p>
          </table:table-cell>
          <table:table-cell office:value-type="float" office:value="85326886587">
            <text:p>85326886587</text:p>
          </table:table-cell>
          <table:table-cell office:value-type="string">
            <text:p>wsr39@medion.co.id</text:p>
          </table:table-cell>
          <table:table-cell office:value-type="string">
            <text:p>JASO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date" office:date-value="2018-05-27">
            <text:p>05/27/18</text:p>
          </table:table-cell>
          <table:table-cell office:value-type="string">
            <text:p>Mojokerto</text:p>
          </table:table-cell>
          <table:table-cell office:value-type="float" office:value="85352099223">
            <text:p>85352099223</text:p>
          </table:table-cell>
          <table:table-cell office:value-type="string">
            <text:p>wsr49@medion.co.id</text:p>
          </table:table-cell>
          <table:table-cell office:value-type="string">
            <text:p>DEDI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date" office:date-value="2018-05-26">
            <text:p>05/26/18</text:p>
          </table:table-cell>
          <table:table-cell office:value-type="string">
            <text:p>Palangkaraya</text:p>
          </table:table-cell>
          <table:table-cell office:value-type="float" office:value="85322669074">
            <text:p>85322669074</text:p>
          </table:table-cell>
          <table:table-cell office:value-type="string">
            <text:p>wsr55@medion.co.id</text:p>
          </table:table-cell>
          <table:table-cell office:value-type="string">
            <text:p>AFE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date" office:date-value="2018-05-27">
            <text:p>05/27/18</text:p>
          </table:table-cell>
          <table:table-cell office:value-type="string">
            <text:p>Pare-Pare</text:p>
          </table:table-cell>
          <table:table-cell office:value-type="float" office:value="85255491030">
            <text:p>85255491030</text:p>
          </table:table-cell>
          <table:table-cell office:value-type="string">
            <text:p>wsr58@medion.co.id</text:p>
          </table:table-cell>
          <table:table-cell office:value-type="string">
            <text:p>IRWA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date" office:date-value="2018-05-28">
            <text:p>05/28/18</text:p>
          </table:table-cell>
          <table:table-cell office:value-type="string">
            <text:p>Singkawang</text:p>
          </table:table-cell>
          <table:table-cell office:value-type="float" office:value="85249920239">
            <text:p>85249920239</text:p>
          </table:table-cell>
          <table:table-cell office:value-type="string">
            <text:p>wsr67@medion.co.id</text:p>
          </table:table-cell>
          <table:table-cell office:value-type="string">
            <text:p>KARMAN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date" office:date-value="2018-05-27">
            <text:p>05/27/18</text:p>
          </table:table-cell>
          <table:table-cell office:value-type="string">
            <text:p>Makasar</text:p>
          </table:table-cell>
          <table:table-cell office:value-type="float" office:value="85397713687">
            <text:p>85397713687</text:p>
          </table:table-cell>
          <table:table-cell office:value-type="string">
            <text:p>wsr87@medion.co.id</text:p>
          </table:table-cell>
          <table:table-cell office:value-type="string">
            <text:p>IRWAN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office:value-type="string">
            <text:p>TR3</text:p>
          </table:table-cell>
          <table:table-cell office:value-type="date" office:date-value="2016-01-04">
            <text:p>01/04/16</text:p>
          </table:table-cell>
          <table:table-cell office:value-type="string">
            <text:p>WSR Trial 2</text:p>
          </table:table-cell>
          <table:table-cell table:number-columns-repeated="2"/>
          <table:table-cell office:value-type="string">
            <text:p>LILY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office:value-type="string">
            <text:p>TR2</text:p>
          </table:table-cell>
          <table:table-cell office:value-type="date" office:date-value="2016-01-04">
            <text:p>01/04/16</text:p>
          </table:table-cell>
          <table:table-cell office:value-type="string">
            <text:p>WSR Trial 3</text:p>
          </table:table-cell>
          <table:table-cell table:number-columns-repeated="2"/>
          <table:table-cell office:value-type="string">
            <text:p>LIL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date" office:date-value="2018-05-29">
            <text:p>05/29/18</text:p>
          </table:table-cell>
          <table:table-cell office:value-type="string">
            <text:p>Bulukumba</text:p>
          </table:table-cell>
          <table:table-cell table:number-columns-repeated="2" office:value-type="string">
            <text:p><text:s/></text:p>
          </table:table-cell>
          <table:table-cell office:value-type="string">
            <text:p>IRWA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date" office:date-value="2018-05-27">
            <text:p>05/27/18</text:p>
          </table:table-cell>
          <table:table-cell office:value-type="string">
            <text:p>Pangkalan Bun</text:p>
          </table:table-cell>
          <table:table-cell table:number-columns-repeated="2" office:value-type="string">
            <text:p><text:s/></text:p>
          </table:table-cell>
          <table:table-cell office:value-type="string">
            <text:p>AFEI</text:p>
          </table:table-cell>
        </table:table-row>
        <table:table-row table:style-name="ro1" table:number-rows-repeated="9">
          <table:table-cell table:number-columns-repeated="2"/>
          <table:table-cell table:style-name="ce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6/04/2018</text:date>, <text:time>07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6-04T07:54:40.25</meta:creation-date>
    <dc:date>2018-06-04T07:59:28.03</dc:date>
    <meta:editing-duration>PT00H04M47S</meta:editing-duration>
    <meta:editing-cycles>1</meta:editing-cycles>
    <meta:document-statistic meta:table-count="3" meta:cell-count="504" meta:object-count="0"/>
    <meta:generator>OpenOffice.org/3.2$Win32 OpenOffice.org_project/320m18$Build-9502</meta:generator>
  </office:meta>
</office:document-meta>
</file>